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7" style:family="table">
      <style:table-properties style:width="17.027cm" fo:margin-left="-0.026cm" fo:margin-right="0cm" table:align="margins"/>
    </style:style>
    <style:style style:name="Tabell7.A" style:family="table-column">
      <style:table-column-properties style:column-width="4.262cm" style:rel-column-width="16402*"/>
    </style:style>
    <style:style style:name="Tabell7.C" style:family="table-column">
      <style:table-column-properties style:column-width="4.24cm" style:rel-column-width="16320*"/>
    </style:style>
    <style:style style:name="Tabell7.D" style:family="table-column">
      <style:table-column-properties style:column-width="4.263cm" style:rel-column-width="16411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7.D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.027cm" fo:margin-left="-0.026cm" fo:margin-right="0cm" table:align="margins"/>
    </style:style>
    <style:style style:name="Tabell8.A" style:family="table-column">
      <style:table-column-properties style:column-width="4.262cm" style:rel-column-width="16402*"/>
    </style:style>
    <style:style style:name="Tabell8.C" style:family="table-column">
      <style:table-column-properties style:column-width="4.24cm" style:rel-column-width="16320*"/>
    </style:style>
    <style:style style:name="Tabell8.D" style:family="table-column">
      <style:table-column-properties style:column-width="4.263cm" style:rel-column-width="16411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8.D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11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2" style:family="paragraph" style:parent-style-name="Heading_20_1">
      <style:paragraph-properties fo:text-align="start" style:justify-single-word="false"/>
      <style:text-properties style:font-name="Arial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idrapport, Vecka 23 (Avslut)</text:h>
      <text:p text:style-name="P6"><text:s/>Uppgift<text:tab/><text:tab/><text:tab/> <text:s text:c="5"/>Skattad tid (h)<text:tab/> <text:s text:c="10"/>Verklig tid (h)<text:tab/><text:tab/> <text:s text:c="2"/>Status </text:p>
      <table:table table:name="Tabell8" table:style-name="Tabell8">
        <table:table-column table:style-name="Tabell8.A" table:number-columns-repeated="2"/>
        <table:table-column table:style-name="Tabell8.C"/>
        <table:table-column table:style-name="Tabell8.D"/>
        <table:table-row>
          <table:table-cell table:style-name="Tabell8.A1" office:value-type="string">
            <text:p text:style-name="P7">Bildspelet på startsidan</text:p>
          </table:table-cell>
          <table:table-cell table:style-name="Tabell8.B1" office:value-type="float" office:value="2">
            <text:p text:style-name="P7">2</text:p>
          </table:table-cell>
          <table:table-cell table:style-name="Tabell8.B1" office:value-type="float" office:value="1">
            <text:p text:style-name="P7">1</text:p>
          </table:table-cell>
          <table:table-cell table:style-name="Tabell8.D1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Tester och testdokumentation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Uppdatera mappar i GitHub (themes och plugins)</text:p>
          </table:table-cell>
          <table:table-cell table:style-name="Tabell8.B2" office:value-type="float" office:value="1">
            <text:p text:style-name="P7">1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Readme-fil i GitHub till Tobias (med info om var kod hittas i strukturen samt info om ramverk som använts)</text:p>
          </table:table-cell>
          <table:table-cell table:style-name="Tabell8.B2" office:value-type="float" office:value="2">
            <text:p text:style-name="P7">2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Ignite-presentationer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Post Mortem</text:p>
          </table:table-cell>
          <table:table-cell table:style-name="Tabell8.B2" office:value-type="float" office:value="5">
            <text:p text:style-name="P7">5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Slutrapport Gränssnitt (inkl film)</text:p>
          </table:table-cell>
          <table:table-cell table:style-name="Tabell8.B2" office:value-type="float" office:value="5">
            <text:p text:style-name="P7">5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/>
          </table:table-cell>
          <table:table-cell table:style-name="Tabell8.B2">
            <text:p text:style-name="P7"/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8">Tid totalt</text:p>
          </table:table-cell>
          <table:table-cell table:style-name="Tabell8.A2" office:value-type="string">
            <text:p text:style-name="P8">Skattad: 21</text:p>
          </table:table-cell>
          <table:table-cell table:style-name="Tabell8.B2">
            <text:p text:style-name="P8"/>
          </table:table-cell>
          <table:table-cell table:style-name="Tabell8.D2" office:value-type="string">
            <text:p text:style-name="P8">223,5 sedan tidigare</text:p>
            <text:p text:style-name="P8">Totalt: </text:p>
          </table:table-cell>
        </table:table-row>
      </table:table>
      <text:h text:style-name="P11" text:outline-level="1"/>
      <text:h text:style-name="P11" text:outline-level="1">Tidrapport, Vecka 22 (Iteration 7, Transi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7" table:style-name="Tabell7">
        <table:table-column table:style-name="Tabell7.A" table:number-columns-repeated="2"/>
        <table:table-column table:style-name="Tabell7.C"/>
        <table:table-column table:style-name="Tabell7.D"/>
        <table:table-row>
          <table:table-cell table:style-name="Tabell7.A1" office:value-type="string">
            <text:p text:style-name="P7">Handledningsmöte</text:p>
          </table:table-cell>
          <table:table-cell table:style-name="Tabell7.B1" office:value-type="float" office:value="1">
            <text:p text:style-name="P7">1</text:p>
          </table:table-cell>
          <table:table-cell table:style-name="Tabell7.B1" office:value-type="float" office:value="1">
            <text:p text:style-name="P7">1</text:p>
          </table:table-cell>
          <table:table-cell table:style-name="Tabell7.D1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Workshop Gränssnitt (inkl redovisningssida)</text:p>
          </table:table-cell>
          <table:table-cell table:style-name="Tabell7.B2" office:value-type="float" office:value="5">
            <text:p text:style-name="P7">5</text:p>
          </table:table-cell>
          <table:table-cell table:style-name="Tabell7.B2" office:value-type="float" office:value="5">
            <text:p text:style-name="P7">5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Gör klart startsida + bildspel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Bilder på boendesida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Se över pris-sidan</text:p>
          </table:table-cell>
          <table:table-cell table:style-name="Tabell7.B2" office:value-type="float" office:value="1">
            <text:p text:style-name="P7">1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Rensa upp och se över tabelldata i bokningstabelle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Se över bokningssidan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1">
            <text:p text:style-name="P7">1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ixa valideringsfel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avico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1">
            <text:p text:style-name="P7">1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Gruppera fält i formulär 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">
            <text:p text:style-name="P7">0</text:p>
          </table:table-cell>
          <table:table-cell table:style-name="Tabell7.D2" office:value-type="string">
            <text:p text:style-name="P7">Utgår</text:p>
          </table:table-cell>
        </table:table-row>
        <table:table-row>
          <table:table-cell table:style-name="Tabell7.A2" office:value-type="string">
            <text:p text:style-name="P7">Stänga-knapp i formuläre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">
            <text:p text:style-name="P7">0</text:p>
          </table:table-cell>
          <table:table-cell table:style-name="Tabell7.D2" office:value-type="string">
            <text:p text:style-name="P7">Utgår</text:p>
          </table:table-cell>
        </table:table-row>
        <table:table-row>
          <table:table-cell table:style-name="Tabell7.A2" office:value-type="string">
            <text:p text:style-name="P7">Samlingssida Gränssnit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.5">
            <text:p text:style-name="P7">0,5</text:p>
          </table:table-cell>
          <table:table-cell table:style-name="Tabell7.D2" office:value-type="string">
            <text:p text:style-name="P7">Klar <text:s/></text:p>
          </table:table-cell>
        </table:table-row>
        <table:table-row>
          <table:table-cell table:style-name="Tabell7.A2" office:value-type="string">
            <text:p text:style-name="P7">Ignite-presentation - bilder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4">
            <text:p text:style-name="P7">4</text:p>
          </table:table-cell>
          <table:table-cell table:style-name="Tabell7.D2" office:value-type="string">
            <text:p text:style-name="P7">Klar</text:p>
          </table:table-cell>
        </table:table-row>
        <text:soft-page-break/>
        <table:table-row>
          <table:table-cell table:style-name="Tabell7.A2" office:value-type="string">
            <text:p text:style-name="P7">Ignite-presentation - manus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ixa kod så man inte kan dubbelboka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6">
            <text:p text:style-name="P7">6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8">Tid totalt</text:p>
          </table:table-cell>
          <table:table-cell table:style-name="Tabell7.A2" office:value-type="string">
            <text:p text:style-name="P8">Skattad: 34</text:p>
          </table:table-cell>
          <table:table-cell table:style-name="Tabell7.B2" office:value-type="float" office:value="30.5">
            <text:p text:style-name="P8">30,5</text:p>
          </table:table-cell>
          <table:table-cell table:style-name="Tabell7.D2" office:value-type="string">
            <text:p text:style-name="P8">193 sedan tidigare</text:p>
            <text:p text:style-name="P8">Totalt: 223,5</text:p>
          </table:table-cell>
        </table:table-row>
      </table:table>
      <text:h text:style-name="P11" text:outline-level="1"/>
      <text:h text:style-name="P11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0.5">
            <text:p text:style-name="P7">0,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46</text:p>
          </table:table-cell>
          <table:table-cell table:style-name="Tabell6.A2" office:value-type="string">
            <text:p text:style-name="P8">Verklig: 43,5</text:p>
          </table:table-cell>
          <table:table-cell table:style-name="Tabell6.D2" office:value-type="string">
            <text:p text:style-name="P8">149,5 sedan tidigare</text:p>
            <text:p text:style-name="P8">Totalt: 193</text:p>
          </table:table-cell>
        </table:table-row>
      </table:table>
      <text:h text:style-name="P11" text:outline-level="1"><text:soft-page-break/></text:h>
      <text:h text:style-name="P11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1" text:outline-level="1"/>
      <text:h text:style-name="P11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<text:soft-page-break/>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1" text:outline-level="1"/>
      <text:h text:style-name="P11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2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ext:soft-page-break/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2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3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3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<text:soft-page-break/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6-04T11:29:32</dc:date>
    <meta:editing-duration>P28DT11H13M39S</meta:editing-duration>
    <meta:editing-cycles>236</meta:editing-cycles>
    <meta:generator>OpenOffice/4.1.0$Unix OpenOffice.org_project/410m18$Build-9764</meta:generator>
    <meta:document-statistic meta:table-count="8" meta:image-count="0" meta:object-count="0" meta:page-count="6" meta:paragraph-count="432" meta:word-count="965" meta:character-count="5336"/>
  </office:meta>
</office:document-meta>
</file>